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1" svg:font-family="Helvetica, Aria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Text_20_body">
      <loext:graphic-properties draw:fill="solid" draw:fill-color="#fffffe" draw:opacity="100%"/>
      <style:paragraph-properties fo:margin-left="0cm" fo:margin-right="0cm" fo:margin-top="0cm" fo:margin-bottom="0cm" loext:contextual-spacing="false" style:line-height-at-least="0.423cm" fo:orphans="2" fo:widows="2" fo:text-indent="0cm" style:auto-text-indent="false" fo:background-color="#fffffe" fo:padding="0cm" fo:border="none"/>
    </style:style>
    <style:style style:name="P3" style:family="paragraph" style:parent-style-name="Text_20_body" style:list-style-name="L8">
      <loext:graphic-properties draw:fill="none" draw:fill-color="#ffffff" draw:opacity="100%"/>
      <style:paragraph-properties fo:margin-left="0cm" fo:margin-right="0cm" fo:margin-top="0cm" fo:margin-bottom="0cm" loext:contextual-spacing="false" style:line-height-at-least="0.37cm" fo:orphans="2" fo:widows="2" fo:text-indent="0cm" style:auto-text-indent="false" fo:background-color="transparent" fo:padding="0cm" fo:border="none"/>
      <style:text-properties fo:font-variant="normal" fo:text-transform="none" fo:color="#000000" style:font-name="Helvetica" fo:font-size="10.5pt" fo:letter-spacing="normal" fo:font-style="normal" fo:font-weight="normal"/>
    </style:style>
    <style:style style:name="P4" style:family="paragraph" style:parent-style-name="Text_20_body" style:list-style-name="L9">
      <loext:graphic-properties draw:fill="none" draw:fill-color="#ffffff" draw:opacity="100%"/>
      <style:paragraph-properties fo:margin-left="0cm" fo:margin-right="0cm" fo:margin-top="0cm" fo:margin-bottom="0cm" loext:contextual-spacing="false" style:line-height-at-least="0.37cm" fo:orphans="2" fo:widows="2" fo:text-indent="0cm" style:auto-text-indent="false" fo:background-color="transparent" fo:padding="0cm" fo:border="none"/>
      <style:text-properties fo:font-variant="normal" fo:text-transform="none" fo:color="#000000" style:font-name="Helvetica" fo:font-size="10.5pt" fo:letter-spacing="normal" fo:font-style="normal" fo:font-weight="normal"/>
    </style:style>
    <style:style style:name="P5" style:family="paragraph" style:parent-style-name="Text_20_body" style:list-style-name="L10">
      <loext:graphic-properties draw:fill="none" draw:fill-color="#ffffff" draw:opacity="100%"/>
      <style:paragraph-properties fo:margin-left="0cm" fo:margin-right="0cm" fo:margin-top="0cm" fo:margin-bottom="0cm" loext:contextual-spacing="false" style:line-height-at-least="0.37cm" fo:orphans="2" fo:widows="2" fo:text-indent="0cm" style:auto-text-indent="false" fo:background-color="transparent" fo:padding="0cm" fo:border="none"/>
      <style:text-properties fo:font-variant="normal" fo:text-transform="none" fo:color="#000000" style:font-name="Helvetica" fo:font-size="10.5pt" fo:letter-spacing="normal" fo:font-style="normal" fo:font-weight="normal"/>
    </style:style>
    <style:style style:name="P6" style:family="paragraph" style:parent-style-name="Text_20_body" style:list-style-name="L11">
      <loext:graphic-properties draw:fill="none" draw:fill-color="#ffffff" draw:opacity="100%"/>
      <style:paragraph-properties fo:margin-left="0cm" fo:margin-right="0cm" fo:margin-top="0cm" fo:margin-bottom="0cm" loext:contextual-spacing="false" style:line-height-at-least="0.37cm" fo:orphans="2" fo:widows="2" fo:text-indent="0cm" style:auto-text-indent="false" fo:background-color="transparent" fo:padding="0cm" fo:border="none"/>
      <style:text-properties fo:font-variant="normal" fo:text-transform="none" fo:color="#000000" style:font-name="Helvetica" fo:font-size="10.5pt" fo:letter-spacing="normal" fo:font-style="normal" fo:font-weight="normal"/>
    </style:style>
    <style:style style:name="P7" style:family="paragraph" style:parent-style-name="Text_20_body" style:list-style-name="L12">
      <loext:graphic-properties draw:fill="none" draw:fill-color="#ffffff" draw:opacity="100%"/>
      <style:paragraph-properties fo:margin-left="0cm" fo:margin-right="0cm" fo:margin-top="0cm" fo:margin-bottom="0cm" loext:contextual-spacing="false" style:line-height-at-least="0.37cm" fo:orphans="2" fo:widows="2" fo:text-indent="0cm" style:auto-text-indent="false" fo:background-color="transparent" fo:padding="0cm" fo:border="none"/>
      <style:text-properties fo:font-variant="normal" fo:text-transform="none" fo:color="#000000" style:font-name="Helvetica" fo:font-size="10.5pt" fo:letter-spacing="normal" fo:font-style="normal" fo:font-weight="normal"/>
    </style:style>
    <style:style style:name="P8" style:family="paragraph" style:parent-style-name="Text_20_body" style:list-style-name="L13">
      <loext:graphic-properties draw:fill="none" draw:fill-color="#ffffff" draw:opacity="100%"/>
      <style:paragraph-properties fo:margin-left="0cm" fo:margin-right="0cm" fo:margin-top="0cm" fo:margin-bottom="0cm" loext:contextual-spacing="false" style:line-height-at-least="0.37cm" fo:orphans="2" fo:widows="2" fo:text-indent="0cm" style:auto-text-indent="false" fo:background-color="transparent" fo:padding="0cm" fo:border="none"/>
      <style:text-properties fo:font-variant="normal" fo:text-transform="none" fo:color="#000000" style:font-name="Helvetica" fo:font-size="10.5pt" fo:letter-spacing="normal" fo:font-style="normal" fo:font-weight="normal"/>
    </style:style>
    <style:style style:name="P9" style:family="paragraph" style:parent-style-name="Text_20_body" style:list-style-name="L15">
      <loext:graphic-properties draw:fill="none" draw:fill-color="#ffffff" draw:opacity="100%"/>
      <style:paragraph-properties fo:margin-left="0cm" fo:margin-right="0cm" fo:margin-top="0cm" fo:margin-bottom="0cm" loext:contextual-spacing="false" style:line-height-at-least="0.37cm" fo:orphans="2" fo:widows="2" fo:text-indent="0cm" style:auto-text-indent="false" fo:background-color="transparent" fo:padding="0cm" fo:border="none"/>
      <style:text-properties fo:font-variant="normal" fo:text-transform="none" fo:color="#000000" style:font-name="Helvetica" fo:font-size="10.5pt" fo:letter-spacing="normal" fo:font-style="normal" fo:font-weight="normal"/>
    </style:style>
    <style:style style:name="P10" style:family="paragraph" style:parent-style-name="Text_20_body" style:list-style-name="L7">
      <loext:graphic-properties draw:fill="none" draw:fill-color="#ffffff"/>
      <style:paragraph-properties fo:margin-left="0cm" fo:margin-right="0.053cm" fo:margin-top="0.079cm" fo:margin-bottom="0cm" loext:contextual-spacing="false" style:line-height-at-least="0.45cm" fo:orphans="2" fo:widows="2" fo:text-indent="0cm" style:auto-text-indent="false" fo:background-color="transparent" fo:padding="0cm" fo:border="none"/>
    </style:style>
    <style:style style:name="P11" style:family="paragraph" style:parent-style-name="Heading_20_3">
      <style:text-properties fo:font-variant="normal" fo:text-transform="none" fo:color="#000000" style:font-name="Helvetica" fo:font-size="12pt" fo:letter-spacing="normal" fo:font-style="normal"/>
    </style:style>
    <style:style style:name="P12"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13" style:family="paragraph">
      <style:paragraph-properties fo:margin-left="0cm" fo:margin-right="0cm" fo:margin-top="0cm" fo:margin-bottom="0cm" style:line-height-at-least="0.423cm" fo:text-indent="0cm"/>
      <style:text-properties fo:color="#ce181e" style:font-name="Helvetica1" fo:font-size="10.5pt" style:font-name-complex="Helvetica1"/>
    </style:style>
    <style:style style:name="P14" style:family="paragraph">
      <style:paragraph-properties fo:margin-left="0cm" fo:margin-right="0cm" fo:margin-top="0cm" fo:margin-bottom="0cm" style:line-height-at-least="0.423cm" fo:text-indent="0cm"/>
      <style:text-properties fo:color="#000000" style:font-name="Helvetica1" fo:font-size="10.5pt" style:font-name-complex="Helvetica1"/>
    </style:style>
    <style:style style:name="T1" style:family="text">
      <style:text-properties fo:font-variant="normal" fo:text-transform="none" fo:color="#ffffff" style:text-line-through-style="none" style:text-line-through-type="none" style:font-name="Helvetica" fo:font-size="10.5pt" fo:letter-spacing="normal" fo:font-style="normal" style:text-underline-style="none" fo:font-weight="normal" style:text-blinking="false" fo:background-color="#6ba301" loext:char-shading-value="0" loext:padding="0cm" loext:border="none"/>
    </style:style>
    <style:style style:name="T2" style:family="text">
      <style:text-properties fo:font-variant="normal" fo:text-transform="none" fo:color="#000000" style:text-line-through-style="none" style:text-line-through-type="none" style:font-name="Helvetica" fo:font-size="10.5pt" fo:letter-spacing="normal" fo:font-style="normal" style:text-underline-style="none" fo:font-weight="normal" style:text-blinking="false" fo:background-color="#eaeaea" loext:char-shading-value="0" loext:padding="0cm" loext:border="none"/>
    </style:style>
    <style:style style:name="T3" style:family="text">
      <style:text-properties fo:font-variant="normal" fo:text-transform="none" fo:color="#000000" style:font-name="Helvetica" fo:font-size="10.5pt" fo:letter-spacing="normal" fo:font-style="normal" fo:font-weight="normal"/>
    </style:style>
    <style:style style:name="T4" style:family="text">
      <style:text-properties fo:font-variant="normal" fo:text-transform="none" fo:color="#1c4aa0" style:text-line-through-style="none" style:text-line-through-type="none" style:font-name="Helvetica" fo:font-size="10.5pt" fo:letter-spacing="normal" fo:font-style="normal" style:text-underline-style="none" fo:font-weight="normal" style:text-blinking="false" fo:background-color="transparent" loext:char-shading-value="0" loext:padding="0cm" loext:border="none"/>
    </style:style>
    <style:style style:name="T5" style:family="text">
      <style:text-properties fo:font-variant="normal" fo:text-transform="none" fo:color="#ce181e" style:font-name="Helvetica" fo:font-size="10.5pt" fo:letter-spacing="normal" fo:font-style="normal" fo:font-weight="normal"/>
    </style:style>
    <style:style style:name="T6" style:family="text">
      <style:text-properties fo:color="#ce181e"/>
    </style:style>
    <style:style style:name="T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3"><text:a xlink:type="simple" xlink:href="https://rockingsoccer.com/lv/futbols/tos/privacy" text:style-name="Internet_20_link" text:visited-style-name="Visited_20_Internet_20_Link">https://rockingsoccer.com/lv/futbols/tos/privacy</text:a></text:h>
      <text:h text:style-name="P11" text:outline-level="3">Kādu tieši informāciju mēs uzglabājam par jums?</text:h>
      <text:p text:style-name="P2"><text:span text:style-name="T3">Visu personīgo informāciju, ko mēs par jums glabājam, var apskatīt un rediģēt šeit: </text:span><text:a xlink:type="simple" xlink:href="https://rockingsoccer.com/lv/futbols/account" text:style-name="Internet_20_link" text:visited-style-name="Visited_20_Internet_20_Link"><text:span text:style-name="T4">Konts</text:span></text:a><text:span text:style-name="T3">. Bez tam, mēs arī glabājam datumus, laikus un IP adreses, kad Jūs pieslēdzaties Rocking Soccer.</text:span></text:p>
      <text:p text:style-name="P2"><text:span text:style-name="T3">Ja piesakāties spēlei izmantojot savu Facebook kontu, mēs automātiski ielādēsim informāciju no jūsu publiskā Facebook profila tostarp jūsu īsto vārdu un e-pasta adresi. Jūs jebkurā laikā varat atvienot savu Rocking Soccer kontu no sava Facebook konta šeit: </text:span><text:a xlink:type="simple" xlink:href="https://rockingsoccer.com/lv/futbols/account/email" text:style-name="Internet_20_link" text:visited-style-name="Visited_20_Internet_20_Link"><text:span text:style-name="T4">Konts</text:span></text:a><text:span text:style-name="T3">.</text:span></text:p>
      <text:p text:style-name="P2"><text:span text:style-name="T3">Mēs neuzglabājam jūsu paroli. Mēs pievienojam šifrējumu jūsu parolei piemērojot jaucējkoda algoritmu. Savukārt šis šifrējums, kas tiek iegūts, tiek </text:span><text:span text:style-name="T5"><office:annotation office:name="__Annotation__45_3946597777"><dc:creator>Unknown Author</dc:creator><dc:date>2018-11-09T12:13:30.980000000</dc:date><text:p text:style-name="P13"><text:span text:style-name="T7">uzglabāts</text:span></text:p></office:annotation></text:span><text:span text:style-name="T5">uzglabātas</text:span><office:annotation-end office:name="__Annotation__45_3946597777"/><text:span text:style-name="T3"> datubāzē un to var redzēt gan Delft Games darbinieki, gan administratori. Ja Jūs izmantojiet spēcīgu paroli, ir neiespējami atvasināt jūsu </text:span><text:span text:style-name="T5"><office:annotation office:name="__Annotation__40_3946597777"><dc:creator>Unknown Author</dc:creator><dc:date>2018-11-09T12:10:59.644000000</dc:date><text:p text:style-name="P14"><text:span text:style-name="T7">oriģinālo</text:span></text:p></office:annotation></text:span><text:span text:style-name="T5">orģinālo</text:span><office:annotation-end office:name="__Annotation__40_3946597777"/><text:span text:style-name="T3"> paroli, no iegūtā šifrējuma. Rocking Soccer personāls, nekad nevaicās Jūsu paroli, kā arī mums nebūs iespējas Jums to pateikt, ja Jūs to aizmirsāt. Ja Jūs vēlaties nomainīt jūsu paroli, Jūs to varat izdarīt šeit: </text:span><text:a xlink:type="simple" xlink:href="https://rockingsoccer.com/lv/futbols/account/password" text:style-name="Internet_20_link" text:visited-style-name="Visited_20_Internet_20_Link"><text:span text:style-name="T4">Parole</text:span></text:a><text:span text:style-name="T3">.</text:span></text:p>
      <text:h text:style-name="P12" text:outline-level="3">Kādēļ mums ir nepieciešama šī informācija?</text:h>
      <text:p text:style-name="P1">Mums ir stingrs noteikums, ka viena persona drīkst pārvaldīt tikai tikai vienu profilu. Lai īstenotu šo noteikumu ievērošanu, mums ir administrātori, kuri pārbauda jaunus profilus vai profilus par kuriem tika ziņots, kā arī profilus, kuri tika atzīmēti automātiski šīm pārbaudēm. Administratori izmanto jūsu profilā sniegto informāciju un jūsu IP adreses, kā arī pieteikšanās laiku, lai pārliecinātos, ka kāds neveido vairāk nekā vienu kontu. Tas nodrošina godīgu spēli visiem.</text:p>
      <text:p text:style-name="P1">Ja rodas šaubas par profila īpašumtiesībām, administratori var lūgt jums sniegt vairāk informācijas par jums un / vai citiem, kas spēlē no jūsu IP adreses. Šī informācija tiks izmantota tikai, lai nodrošinātu, ka visi konti pieder unikāliem lietotājiem. Šīs sarunas tiek glabātas, un administratori var tām piekļūt un pārskatīt, ja rodas atkārtotas vai jaunas aizdomas.</text:p>
      <text:p text:style-name="P2"><text:span text:style-name="T3">Tā kā mums šī informācija ir nepieciešama, lai īstenotu mūsu noteikumus, mēs neļaujam dzēst profilus. Ja vēlaties pamest spēli, varat anonimizēt savu kontu šeit: </text:span><text:a xlink:type="simple" xlink:href="https://rockingsoccer.com/lv/futbols/account" text:style-name="Internet_20_link" text:visited-style-name="Visited_20_Internet_20_Link"><text:span text:style-name="T4">Konts</text:span></text:a><text:span text:style-name="T3">.</text:span></text:p>
      <text:h text:style-name="P12" text:outline-level="3">Kas var redzēt Jūsu informāciju</text:h>
      <text:p text:style-name="P1">Jūsu informāciju var redzēt visi mūsu (brīvprātīgie) administratori un Delft Games darbinieki. Mēs šo informāciju neizpaužam un nepārdodam citiem spēlēs dalībniekiem vai trešajām pusēm.</text:p>
      <text:p text:style-name="P1">Izņēmuma gadījumi:</text:p>
      <text:list xml:id="list1951992127" text:style-name="L15">
        <text:list-item>
          <text:p text:style-name="P9">Ja to pieprasa tiesībsargājošās iestādes.</text:p>
        </text:list-item>
        <text:list-item>
          <text:p text:style-name="P9">Anonimizēti statistikas dati var tikt izmantoti, lai analizētu statistiku par spēles lietotājiem reklāmas uzlabošanas nolūkos.</text:p>
        </text:list-item>
      </text:list>
      <text:h text:style-name="P12" text:outline-level="3">Vēstules iekš spēles</text:h>
      <text:p text:style-name="P1">Vēstules iekš spēles, kuras tiek nosūtītas starp diviem spēlētājiem, ir iespēja lasīt Delft Games darbiniekiem, kā arī administratoriem. Mēs varam tās izlasīt, ja tiks ziņots par iespējamo mūsu noteikumu pārkāpum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1" svg:font-family="Helvetica, Aria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2:00:40.889000000</meta:creation-date>
    <dc:date>2018-11-09T12:16:55.675000000</dc:date>
    <meta:editing-duration>PT5M34S</meta:editing-duration>
    <meta:editing-cycles>1</meta:editing-cycles>
    <meta:document-statistic meta:table-count="0" meta:image-count="0" meta:object-count="0" meta:page-count="1" meta:paragraph-count="16" meta:word-count="391" meta:character-count="2765" meta:non-whitespace-character-count="2392"/>
    <meta:generator>LibreOffice/6.1.3.2$Windows_X86_64 LibreOffice_project/86daf60bf00efa86ad547e59e09d6bb77c699acb</meta:generator>
  </office:meta>
</office:document-meta>
</file>